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700000044CDE88448FFDFD035.png" manifest:media-type="image/png"/>
  <manifest:file-entry manifest:full-path="Pictures/10000000000000390000004583CC0EB4AB3F2E26.png" manifest:media-type="image/png"/>
  <manifest:file-entry manifest:full-path="Pictures/10000001000001F10000010977A642902C4A32F8.png" manifest:media-type="image/png"/>
  <manifest:file-entry manifest:full-path="Pictures/10000000000000240000002664D09B2604F790DB.png" manifest:media-type="image/png"/>
  <manifest:file-entry manifest:full-path="Pictures/100000000000001700000038DF694062E0BEE081.png" manifest:media-type="image/png"/>
  <manifest:file-entry manifest:full-path="Pictures/10000001000001E20000010B6983FE8A2D285E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2a6099" loext:opacity="100%" fo:font-size="12pt" style:font-size-asian="12pt" style:font-size-complex="12pt"/>
    </style:style>
    <style:style style:name="P3" style:family="paragraph">
      <style:text-properties fo:color="#2a6099" loext:opacity="100%" fo:font-size="12pt" style:font-size-asian="12pt" style:font-size-complex="12pt"/>
    </style:style>
    <style:style style:name="T1" style:family="text">
      <style:text-properties fo:color="#2a6099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79cm" svg:height="2.259cm" svg:x="0.439cm" svg:y="0.13cm">
          <draw:image xlink:href="Pictures/10000001000001E20000010B6983FE8A2D285E34.png" xlink:type="simple" xlink:show="embed" xlink:actuate="onLoad" draw:mime-type="image/png">
            <text:p/>
          </draw:image>
        </draw:frame>
        <draw:frame draw:style-name="gr2" draw:text-style-name="P2" draw:layer="layout" svg:width="1.395cm" svg:height="0.725cm" svg:x="1.593cm" svg:y="0.897cm">
          <draw:text-box>
            <text:p><text:span text:style-name="T1">NOT</text:span></text:p>
          </draw:text-box>
        </draw:frame>
        <draw:frame draw:style-name="gr1" draw:text-style-name="P1" draw:layer="layout" svg:width="0.116cm" svg:height="0.282cm" svg:x="0.222cm" svg:y="1.118cm">
          <draw:image xlink:href="Pictures/100000000000001700000038DF694062E0BEE081.png" xlink:type="simple" xlink:show="embed" xlink:actuate="onLoad" draw:mime-type="image/png">
            <text:p/>
          </draw:image>
          <svg:title>TexMaths</svg:title>
          <svg:desc>12§display§i§png§600§FALSE§</svg:desc>
        </draw:frame>
        <draw:frame draw:style-name="gr1" draw:text-style-name="P1" draw:layer="layout" svg:width="0.181cm" svg:height="0.192cm" svg:x="4.596cm" svg:y="1.163cm">
          <draw:image xlink:href="Pictures/10000000000000240000002664D09B2604F790DB.png" xlink:type="simple" xlink:show="embed" xlink:actuate="onLoad" draw:mime-type="image/png">
            <text:p/>
          </draw:image>
          <svg:title>TexMaths</svg:title>
          <svg:desc>12§display§o§png§600§FALSE§</svg:desc>
        </draw:frame>
        <draw:frame draw:style-name="gr1" draw:text-style-name="P1" draw:layer="layout" svg:width="4.206cm" svg:height="2.242cm" svg:x="5.953cm" svg:y="0.177cm">
          <draw:image xlink:href="Pictures/10000001000001F10000010977A642902C4A32F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287cm" svg:height="0.348cm" svg:x="5.596cm" svg:y="0.676cm">
            <draw:image xlink:href="Pictures/10000000000000390000004583CC0EB4AB3F2E26.png" xlink:type="simple" xlink:show="embed" xlink:actuate="onLoad" draw:mime-type="image/png">
              <text:p/>
            </draw:image>
            <svg:title>TexMaths</svg:title>
            <svg:desc>12§display§i_0§png§600§FALSE§</svg:desc>
          </draw:frame>
          <draw:frame draw:style-name="gr1" draw:text-style-name="P1" draw:layer="layout" svg:width="0.277cm" svg:height="0.343cm" svg:x="5.596cm" svg:y="1.577cm">
            <draw:image xlink:href="Pictures/100000000000003700000044CDE88448FFDFD035.png" xlink:type="simple" xlink:show="embed" xlink:actuate="onLoad" draw:mime-type="image/png">
              <text:p/>
            </draw:image>
            <svg:title>TexMaths</svg:title>
            <svg:desc>12§display§i_1§png§600§FALSE§</svg:desc>
          </draw:frame>
        </draw:g>
        <draw:frame draw:style-name="gr1" draw:text-style-name="P1" draw:layer="layout" svg:width="0.181cm" svg:height="0.192cm" svg:x="10.297cm" svg:y="1.202cm">
          <draw:image xlink:href="Pictures/10000000000000240000002664D09B2604F790DB.png" xlink:type="simple" xlink:show="embed" xlink:actuate="onLoad" draw:mime-type="image/png">
            <text:p/>
          </draw:image>
          <svg:title>TexMaths</svg:title>
          <svg:desc>12§display§o§png§600§FALSE§</svg:desc>
        </draw:frame>
        <draw:frame draw:style-name="gr2" draw:text-style-name="P2" draw:layer="layout" svg:width="1.395cm" svg:height="0.725cm" svg:x="7.307cm" svg:y="0.936cm">
          <draw:text-box>
            <text:p text:style-name="P3"><text:span text:style-name="T1">A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 Regular" style:font-family-asian="'Noto Sans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795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2:02:40.715425640</meta:creation-date>
    <dc:date>2022-05-10T12:19:24.845554809</dc:date>
    <meta:editing-duration>PT16M45S</meta:editing-duration>
    <meta:editing-cycles>2</meta:editing-cycles>
    <meta:generator>LibreOffice/7.2.5.1$Linux_X86_64 LibreOffice_project/20$Build-1</meta:generator>
    <meta:document-statistic meta:object-count="10"/>
  </office:meta>
</office:document-meta>
</file>